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20E95CC7B6.png"/>
  <manifest:file-entry manifest:media-type="image/png" manifest:full-path="Pictures/10000201000000200000001E1E0ADA78.png"/>
  <manifest:file-entry manifest:media-type="image/png" manifest:full-path="Pictures/100002010000002000000020920F9EDC.png"/>
  <manifest:file-entry manifest:media-type="image/png" manifest:full-path="Pictures/10000201000000200000002030A5A05E.png"/>
  <manifest:file-entry manifest:media-type="image/png" manifest:full-path="Pictures/10000201000000200000002034965805.png"/>
  <manifest:file-entry manifest:media-type="image/png" manifest:full-path="Pictures/100002010000001C0000001A97453480.png"/>
  <manifest:file-entry manifest:media-type="image/png" manifest:full-path="Pictures/1000020100000020000000209E8E4D8E.png"/>
  <manifest:file-entry manifest:media-type="image/png" manifest:full-path="Pictures/100002010000002000000020A8CA21D7.png"/>
  <manifest:file-entry manifest:media-type="image/png" manifest:full-path="Pictures/10000201000000200000002034C587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3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7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28pt"/>
    </style:style>
    <style:style style:name="P3" style:family="paragraph">
      <style:text-properties fo:font-family="'Lucida Sans Typewriter'" style:font-family-generic="modern" style:font-pitch="fixed" fo:font-size="14pt" fo:font-weight="normal"/>
    </style:style>
    <style:style style:name="P4" style:family="paragraph">
      <style:paragraph-properties fo:text-align="center"/>
    </style:style>
    <style:style style:name="P5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28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1.17cm" svg:height="1.369cm" svg:x="4.915cm" svg:y="1.8cm">
          <draw:text-box>
            <text:p text:style-name="P1"><text:span text:style-name="T1">Mappe Secret Quest</text:span></text:p>
          </draw:text-box>
        </draw:frame>
        <draw:custom-shape draw:style-name="gr2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2cm" svg:height="2cm" svg:x="10.408cm" svg:y="7.162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8.4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8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10.5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10.6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92cm" svg:y="5.646cm">
          <draw:image xlink:href="Pictures/10000201000000200000002030A5A05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9.312cm" svg:y="7.902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7.496cm" svg:y="7.902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5" draw:layer="layout" svg:width="3.169cm" svg:height="0.81cm" svg:x="6.525cm" svg:y="4.706cm">
          <draw:text-box>
            <text:p text:style-name="P1"><text:span text:style-name="T3">Livello 1</text:span></text:p>
          </draw:text-box>
        </draw:frame>
        <draw:frame draw:style-name="gr1" draw:text-style-name="P5" draw:layer="layout" svg:width="5.836cm" svg:height="0.81cm" svg:x="1.905cm" svg:y="16.89cm">
          <draw:text-box>
            <text:p text:style-name="P1"><text:span text:style-name="T3">Livello 2, piano 1</text:span></text:p>
          </draw:text-box>
        </draw:frame>
        <draw:frame draw:style-name="gr1" draw:text-style-name="P5" draw:layer="layout" svg:width="5.836cm" svg:height="0.81cm" svg:x="11.105cm" svg:y="16.89cm">
          <draw:text-box>
            <text:p text:style-name="P1"><text:span text:style-name="T3">Livello 2, piano 2</text:span></text:p>
          </draw:text-box>
        </draw:frame>
        <draw:custom-shape draw:style-name="gr6" draw:layer="layout" svg:width="2cm" svg:height="2cm" svg:x="2.1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5.8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3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25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61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4.7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39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6.5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2.894cm" svg:y="18.2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8.344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6" draw:layer="layout" svg:width="2cm" svg:height="2cm" svg:x="11.3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draw:layer="layout" svg:width="2cm" svg:height="2cm" svg:x="16.824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15.0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12.096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039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5.7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2cm" svg:x="15.728cm" svg:y="18.286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12.096cm" svg:y="18.286cm">
          <draw:image xlink:href="Pictures/100002010000001C0000001A97453480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6.528cm" svg:y="18.266cm">
          <draw:image xlink:href="Pictures/10000201000000200000002034C58780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2.896cm" svg:y="19.18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5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6.008cm" svg:y="20.602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2.376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616cm" svg:y="23.194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13.912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41cm" svg:height="0.56cm" svg:x="16.298cm" svg:y="21.478cm">
          <draw:image xlink:href="Pictures/100002010000001800000020E95CC7B6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7.964cm" svg:y="21.478cm">
          <draw:image xlink:href="Pictures/10000201000000200000002034965805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6.248cm" svg:y="19.562cm">
          <draw:image xlink:href="Pictures/100002010000002000000020920F9EDC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13T16:01:52</dc:date>
    <dc:language>it-IT</dc:language>
    <meta:editing-cycles>68</meta:editing-cycles>
    <meta:editing-duration>PT1H52M22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